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3.5cm"/>
    </style:style>
    <style:style style:name="gr2" style:family="graphic" style:parent-style-name="standard">
      <style:graphic-properties draw:fill-color="#f79448" draw:textarea-horizontal-align="justify" draw:textarea-vertical-align="middle" draw:auto-grow-height="false" fo:min-height="3.85cm" fo:min-width="5.7cm"/>
    </style:style>
    <style:style style:name="gr3" style:family="graphic" style:parent-style-name="standard">
      <style:graphic-properties draw:fill-color="#fff685" draw:textarea-horizontal-align="justify" draw:textarea-vertical-align="middle" draw:auto-grow-height="false" fo:min-height="3.95cm" fo:min-width="10.4cm"/>
    </style:style>
    <style:style style:name="gr4" style:family="graphic" style:parent-style-name="standard">
      <style:graphic-properties draw:textarea-horizontal-align="justify" draw:textarea-vertical-align="middle" draw:auto-grow-height="false" fo:min-height="4.15cm" fo:min-width="14.3cm"/>
    </style:style>
    <style:style style:name="gr5" style:family="graphic" style:parent-style-name="standard">
      <style:graphic-properties draw:fill-color="#00b274" draw:textarea-horizontal-align="justify" draw:textarea-vertical-align="middle" draw:auto-grow-height="false" fo:min-height="1.75cm" fo:min-width="5.4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79448"/>
      <style:paragraph-properties fo:text-align="center"/>
    </style:style>
    <style:style style:name="P3" style:family="paragraph">
      <loext:graphic-properties draw:fill-color="#fff685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00b274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14cm" svg:height="1.7cm" svg:x="4.2cm" svg:y="1.7cm">
          <text:p text:style-name="P1">Domain Specific Language for stock marke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2cm" svg:height="4.1cm" svg:x="1.9cm" svg:y="5.5cm">
          <text:p text:style-name="P1"><text:span text:style-name="T1">Core</text:span></text:p>
          <text:list text:style-name="L2">
            <text:list-item>
              <text:p text:style-name="P1">DSL specification</text:p>
            </text:list-item>
            <text:list-item>
              <text:p text:style-name="P1">Web service</text:p>
            </text:list-item>
            <text:list-item>
              <text:p text:style-name="P1">API specification</text:p>
            </text:list-item>
            <text:list-item>
              <text:p text:style-name="P1">Interpreter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10.9cm" svg:height="4.2cm" svg:x="10cm" svg:y="13.7cm">
          <text:p text:style-name="P1"><text:span text:style-name="T1">Mobile app</text:span></text:p>
          <text:list text:style-name="L2">
            <text:list-item>
              <text:p text:style-name="P1"><text:span text:style-name="T2">Notification mechanism</text:span></text:p>
            </text:list-item>
            <text:list-item>
              <text:p text:style-name="P1"><text:span text:style-name="T2">Contract with external compan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14.8cm" svg:height="4.4cm" svg:x="12.2cm" svg:y="6.3cm">
          <text:p text:style-name="P1"><text:span text:style-name="T1">Desktop client</text:span></text:p>
          <text:list text:style-name="L2">
            <text:list-item>
              <text:p text:style-name="P1"><text:span text:style-name="T3">Displaying server responses as plain charts</text:span></text:p>
            </text:list-item>
            <text:list-item>
              <text:p text:style-name="P1"><text:span text:style-name="T3">Implementing a few most commn </text:span></text:p>
              <text:p text:style-name="P1"><text:span text:style-name="T3">chart transformations (displaying trend…)</text:span></text:p>
            </text:list-item>
            <text:list-item>
              <text:p text:style-name="P1"><text:span text:style-name="T3">Ordering which TA chart transformations do firs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5.9cm" svg:height="2cm" svg:x="2.1cm" svg:y="11.8cm">
          <text:p text:style-name="P1">Ideas forum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2cm" svg:y1="3.4cm" svg:x2="5cm" svg:y2="5.5cm" draw:start-shape="id1" draw:end-shape="id2" svg:d="M11200 3400v1050h-6200v1050" svg:viewBox="0 0 6201 2101">
          <text:p/>
        </draw:connector>
        <draw:connector draw:style-name="gr6" draw:text-style-name="P1" draw:layer="layout" draw:line-skew="3.4cm" svg:x1="11.2cm" svg:y1="3.4cm" svg:x2="5.05cm" svg:y2="11.8cm" draw:start-shape="id1" draw:end-shape="id3" svg:d="M11200 3400v7600h-6150v800" svg:viewBox="0 0 6151 8401">
          <text:p/>
        </draw:connector>
        <draw:connector draw:style-name="gr6" draw:text-style-name="P1" draw:layer="layout" draw:line-skew="3.8cm" svg:x1="11.2cm" svg:y1="3.4cm" svg:x2="15.45cm" svg:y2="13.7cm" draw:start-shape="id1" draw:end-shape="id4" svg:d="M11200 3400v8950h4250v1350" svg:viewBox="0 0 4251 10301">
          <text:p/>
        </draw:connector>
        <draw:connector draw:style-name="gr6" draw:text-style-name="P1" draw:layer="layout" svg:x1="11.2cm" svg:y1="3.4cm" svg:x2="19.6cm" svg:y2="6.3cm" draw:start-shape="id1" draw:end-shape="id5" svg:d="M11200 3400v1450h8400v1450" svg:viewBox="0 0 8401 2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19:19:18.799928639</meta:creation-date>
    <dc:date>2019-11-12T19:23:48.584591983</dc:date>
    <meta:editing-duration>PT1M52S</meta:editing-duration>
    <meta:editing-cycles>2</meta:editing-cycles>
    <meta:generator>LibreOffice/6.0.7.3$Linux_X86_64 LibreOffice_project/00m0$Build-3</meta:generator>
    <meta:document-statistic meta:object-count="9"/>
  </office:meta>
</office:document-meta>
</file>